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erlin Sans FB Demi" svg:font-family="'Berlin Sans FB Demi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Reference Sans Serif" svg:font-family="'MS Reference Sans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5215b" draw:textarea-horizontal-align="justify" draw:textarea-vertical-align="middle" draw:auto-grow-height="false" fo:min-height="5.991cm" fo:min-width="10.792cm" loext:decorative="false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5.389cm" fo:min-width="6.475cm" loext:decorative="fals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0.978cm" fo:min-width="0.902cm" loext:decorative="false"/>
    </style:style>
    <style:style style:name="gr4" style:family="graphic" style:parent-style-name="standard">
      <style:graphic-properties svg:stroke-width="0.423cm" svg:stroke-color="#55215b" draw:marker-start-width="0.834cm" draw:marker-end-width="0.834cm" draw:fill-color="#dee6ef" draw:textarea-horizontal-align="justify" draw:textarea-vertical-align="middle" draw:auto-grow-height="false" fo:min-height="0.686cm" fo:min-width="1.01cm" fo:padding-top="0.336cm" fo:padding-bottom="0.336cm" fo:padding-left="0.461cm" fo:padding-right="0.461cm" loext:decorative="false"/>
    </style:style>
    <style:style style:name="gr5" style:family="graphic" style:parent-style-name="standard">
      <style:graphic-properties draw:stroke="none" draw:fill-color="#ff0000" draw:textarea-horizontal-align="justify" draw:textarea-vertical-align="middle" draw:auto-grow-height="false" fo:min-height="1.781cm" fo:min-width="3.749cm" loext:decorative="false"/>
      <style:paragraph-properties style:writing-mode="lr-tb"/>
    </style:style>
    <style:style style:name="P1" style:family="paragraph">
      <loext:graphic-properties draw:fill-color="#55215b"/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style:paragraph-properties fo:text-align="center"/>
      <style:text-properties fo:color="#ffffff" loext:opacity="100%" style:font-name="Berlin Sans FB Demi" fo:font-size="36pt" style:font-size-asian="36pt" style:font-size-complex="36pt"/>
    </style:style>
    <style:style style:name="P4" style:family="paragraph">
      <loext:graphic-properties draw:fill-color="#ff0000"/>
      <style:paragraph-properties fo:text-align="center"/>
      <style:text-properties fo:color="#ffffff" loext:opacity="100%" style:font-name="Berlin Sans FB Demi" fo:font-size="36pt" style:font-size-asian="36pt" style:font-size-complex="36pt"/>
    </style:style>
    <style:style style:name="T1" style:family="text">
      <style:text-properties fo:color="#ffffff" loext:opacity="100%" style:font-name="Berlin Sans FB Demi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11.572cm" svg:height="6.521cm" svg:x="4.249cm" svg:y="2.833cm">
          <text:p/>
          <draw:enhanced-geometry svg:viewBox="0 0 21600 21600" draw:path-stretchpoint-x="10800" draw:path-stretchpoint-y="10800" draw:text-areas="?f3 ?f4 ?f5 ?f6" draw:type="round-rectangle" draw:modifiers="1593.008279668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975cm" svg:height="5.639cm" svg:x="6.549cm" svg:y="3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02cm" svg:height="1.228cm" svg:x="4.751cm" svg:y="3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02cm" svg:height="1.228cm" svg:x="13.918cm" svg:y="3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02cm" svg:height="1.228cm" svg:x="4.751cm" svg:y="7.6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02cm" svg:height="1.228cm" svg:x="13.918cm" svg:y="7.6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02cm" svg:height="1.228cm" svg:x="4.751cm" svg:y="6.2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02cm" svg:height="1.228cm" svg:x="13.918cm" svg:y="6.2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02cm" svg:height="1.228cm" svg:x="4.751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02cm" svg:height="1.228cm" svg:x="13.918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2cm" svg:height="2.806cm" draw:transform="rotate (-1.5707963267949) translate (11.539cm 4.5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4.249cm" svg:height="2.031cm" svg:x="12.321cm" svg:y="6.653cm">
          <text:p text:style-name="P3"><text:span text:style-name="T1">LIV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erlin Sans FB Demi" svg:font-family="'Berlin Sans FB Demi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Reference Sans Serif" svg:font-family="'MS Reference Sans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30T21:38:02.240000000</meta:creation-date>
    <dc:date>2024-04-30T21:54:07.966000000</dc:date>
    <meta:editing-duration>PT16M6S</meta:editing-duration>
    <meta:editing-cycles>2</meta:editing-cycles>
    <meta:generator>LibreOffice/7.6.4.1$Windows_X86_64 LibreOffice_project/e19e193f88cd6c0525a17fb7a176ed8e6a3e2aa1</meta:generator>
    <meta:document-statistic meta:object-count="12"/>
  </office:meta>
</office:document-meta>
</file>